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><draw:frame draw:style-name="fr1" draw:name="Object1" text:anchor-type="paragraph" svg:x="-0.773cm" svg:y="0.482cm" svg:width="26.509cm" svg:height="14.93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1-10-23T15:11:17</meta:creation-date>
    <dc:date>2011-10-23T16:56:14</dc:date>
    <dc:creator>Thisara Rupasinghe</dc:creator>
    <meta:editing-duration>PT01H43M48S</meta:editing-duration>
    <meta:editing-cycles>3</meta:editing-cycles>
    <meta:generator>OpenOffice.org/3.1$Linux OpenOffice.org_project/310m19$Build-9420</meta:generator>
    <meta:document-statistic meta:table-count="0" meta:image-count="0" meta:object-count="1" meta:page-count="2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27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style:rotation-angle="270" fo:border-top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08in solid #000000" style:direction="ttb" fo:padding-bottom="0.0193in" fo:padding-left="0.0138in" fo:padding-right="0.0138in" fo:padding-top="0.0193in" fo:border-right="none" style:rotation-angle="270" style:shrink-to-fit="fals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size-asian="14pt" style:font-size-complex="14pt"/>
    </style:style>
    <style:style style:name="T2" style:family="text">
      <style:text-properties fo:language="en" fo:country="US" style:font-size-asian="14pt" style:language-asian="en" style:country-asian="US" style:font-size-complex="14pt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15" table:default-cell-style-name="ce5"/>
        <table:table-column table:style-name="co5" table:default-cell-style-name="ce6"/>
        <table:table-column table:style-name="co6" table:default-cell-style-name="ce8"/>
        <table:table-row table:style-name="ro1">
          <table:table-cell table:style-name="ce1" office:value-type="float" office:value="45" table:number-columns-spanned="1" table:number-rows-spanned="29">
            <text:p>45</text:p>
          </table:table-cell>
          <table:table-cell table:style-name="ce2"/>
          <table:table-cell office:value-type="string">
            <text:p>Question</text:p>
          </table:table-cell>
          <table:table-cell table:style-name="ce3" office:value-type="string">
            <text:p>User1</text:p>
          </table:table-cell>
          <table:table-cell table:style-name="ce3" office:value-type="string">
            <text:p>User2</text:p>
          </table:table-cell>
          <table:table-cell table:style-name="ce3" office:value-type="string">
            <text:p>User3</text:p>
          </table:table-cell>
          <table:table-cell table:style-name="ce3" office:value-type="string">
            <text:p>User4</text:p>
          </table:table-cell>
          <table:table-cell table:style-name="ce3" office:value-type="string">
            <text:p>User5</text:p>
          </table:table-cell>
          <table:table-cell table:style-name="ce3" office:value-type="string">
            <text:p>User6</text:p>
          </table:table-cell>
          <table:table-cell table:style-name="ce3" office:value-type="string">
            <text:p>User7</text:p>
          </table:table-cell>
          <table:table-cell table:style-name="ce3" office:value-type="string">
            <text:p>User8</text:p>
          </table:table-cell>
          <table:table-cell table:style-name="ce3" office:value-type="string">
            <text:p>User9</text:p>
          </table:table-cell>
          <table:table-cell table:style-name="ce3" office:value-type="string">
            <text:p>User10</text:p>
          </table:table-cell>
          <table:table-cell table:style-name="ce3" office:value-type="string">
            <text:p>User11</text:p>
          </table:table-cell>
          <table:table-cell table:style-name="ce3" office:value-type="string">
            <text:p>User12</text:p>
          </table:table-cell>
          <table:table-cell table:style-name="ce3" office:value-type="string">
            <text:p>User13</text:p>
          </table:table-cell>
          <table:table-cell table:style-name="ce3" office:value-type="string">
            <text:p>User14</text:p>
          </table:table-cell>
          <table:table-cell table:style-name="ce3" office:value-type="string">
            <text:p>User15</text:p>
          </table:table-cell>
          <table:table-cell table:style-name="ce3" office:value-type="string">
            <text:p>Avg Rating</text:p>
          </table:table-cell>
          <table:table-cell table:style-name="ce7" office:value-type="string" table:number-columns-spanned="1" table:number-rows-spanned="29">
            <text:p><text:span text:style-name="T1">Appendix </text:span><text:span text:style-name="T2">Ⅱ</text:span></text:p>
          </table:table-cell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D2:.R2])/15" office:value-type="float" office:value="4">
            <text:p>4.0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3:.R3])/15" office:value-type="float" office:value="3.73333333333333">
            <text:p>3.7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4:.R4])/15" office:value-type="float" office:value="2.8">
            <text:p>2.8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5:.R5])/15" office:value-type="float" office:value="3.53333333333333">
            <text:p>3.53</text:p>
          </table:table-cell>
          <table:covered-table-cell/>
        </table:table-row>
        <table:table-row table:style-name="ro2">
          <table:covered-table-cell/>
          <table:table-cell/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D6:.R6])/15" office:value-type="float" office:value="3.26666666666667">
            <text:p>3.2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D7:.R7])/15" office:value-type="float" office:value="3.13333333333333">
            <text:p>3.1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8:.R8])/15" office:value-type="float" office:value="3.26666666666667">
            <text:p>3.2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D9:.R9])/15" office:value-type="float" office:value="3.33333333333333">
            <text:p>3.3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D10:.R10])/15" office:value-type="float" office:value="4.06666666666667">
            <text:p>4.0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D11:.R11])/15" office:value-type="float" office:value="3.2">
            <text:p>3.2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12:.R12])/15" office:value-type="float" office:value="2.8">
            <text:p>2.8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D13:.R13])/15" office:value-type="float" office:value="3.86666666666667">
            <text:p>3.8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14:.R14])/15" office:value-type="float" office:value="3.2">
            <text:p>3.2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15:.R15])/15" office:value-type="float" office:value="3.33333333333333">
            <text:p>3.3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16:.R16])/15" office:value-type="float" office:value="2.93333333333333">
            <text:p>2.9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D17:.R17])/15" office:value-type="float" office:value="3.46666666666667">
            <text:p>3.4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18:.R18])/15" office:value-type="float" office:value="2.8">
            <text:p>2.8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D19:.R19])/15" office:value-type="float" office:value="3.33333333333333">
            <text:p>3.33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R20])/15" office:value-type="float" office:value="2.6">
            <text:p>2.6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21:.R21])/15" office:value-type="float" office:value="3.2">
            <text:p>3.2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1">
            <text:p>2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D22:.R22])/15" office:value-type="float" office:value="3.66666666666667">
            <text:p>3.6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3:.R23])/15" office:value-type="float" office:value="3.8">
            <text:p>3.8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R24])/15" office:value-type="float" office:value="2.8">
            <text:p>2.8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SUM([.D25:.R25])/15" office:value-type="float" office:value="4">
            <text:p>4.0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D26:.R26])/15" office:value-type="float" office:value="4.06666666666667">
            <text:p>4.07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7:.R27])/15" office:value-type="float" office:value="2.6">
            <text:p>2.60</text:p>
          </table:table-cell>
          <table:covered-table-cell/>
        </table:table-row>
        <table:table-row table:style-name="ro2">
          <table:covered-table-cell/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SUM([.D28:.R28])/15" office:value-type="float" office:value="3.4">
            <text:p>3.40</text:p>
          </table:table-cell>
          <table:covered-table-cell/>
        </table:table-row>
        <table:table-row table:style-name="ro2">
          <table:covered-table-cell/>
          <table:table-cell/>
          <table:table-cell table:style-name="ce4"/>
          <table:table-cell table:style-name="ce6" table:formula="of:=SUM([.D2:.D28])/27" office:value-type="float" office:value="3.51851851851852">
            <text:p>3.52</text:p>
          </table:table-cell>
          <table:table-cell table:style-name="ce6" table:formula="of:=SUM([.E2:.E28])/27" office:value-type="float" office:value="3.48148148148148">
            <text:p>3.48</text:p>
          </table:table-cell>
          <table:table-cell table:style-name="ce6" table:formula="of:=SUM([.F2:.F28])/27" office:value-type="float" office:value="3.77777777777778">
            <text:p>3.78</text:p>
          </table:table-cell>
          <table:table-cell table:style-name="ce6" table:formula="of:=SUM([.G2:.G28])/27" office:value-type="float" office:value="3.37037037037037">
            <text:p>3.37</text:p>
          </table:table-cell>
          <table:table-cell table:style-name="ce6" table:formula="of:=SUM([.H2:.H28])/27" office:value-type="float" office:value="3.55555555555556">
            <text:p>3.56</text:p>
          </table:table-cell>
          <table:table-cell table:style-name="ce6" table:formula="of:=SUM([.I2:.I28])/27" office:value-type="float" office:value="2.66666666666667">
            <text:p>2.67</text:p>
          </table:table-cell>
          <table:table-cell table:style-name="ce6" table:formula="of:=SUM([.J2:.J28])/27" office:value-type="float" office:value="3.2962962962963">
            <text:p>3.30</text:p>
          </table:table-cell>
          <table:table-cell table:style-name="ce6" table:formula="of:=SUM([.K2:.K28])/27" office:value-type="float" office:value="3.74074074074074">
            <text:p>3.74</text:p>
          </table:table-cell>
          <table:table-cell table:style-name="ce6" table:formula="of:=SUM([.L2:.L28])/27" office:value-type="float" office:value="3.22222222222222">
            <text:p>3.22</text:p>
          </table:table-cell>
          <table:table-cell table:style-name="ce6" table:formula="of:=SUM([.M2:.M28])/27" office:value-type="float" office:value="3.40740740740741">
            <text:p>3.41</text:p>
          </table:table-cell>
          <table:table-cell table:style-name="ce6" table:formula="of:=SUM([.N2:.N28])/27" office:value-type="float" office:value="3.14814814814815">
            <text:p>3.15</text:p>
          </table:table-cell>
          <table:table-cell table:style-name="ce6" table:formula="of:=SUM([.O2:.O28])/27" office:value-type="float" office:value="2.81481481481481">
            <text:p>2.81</text:p>
          </table:table-cell>
          <table:table-cell table:style-name="ce6" table:formula="of:=SUM([.P2:.P28])/27" office:value-type="float" office:value="3.40740740740741">
            <text:p>3.41</text:p>
          </table:table-cell>
          <table:table-cell table:style-name="ce6" table:formula="of:=SUM([.Q2:.Q28])/27" office:value-type="float" office:value="3.22222222222222">
            <text:p>3.22</text:p>
          </table:table-cell>
          <table:table-cell table:style-name="ce6" table:formula="of:=SUM([.R2:.R28])/27" office:value-type="float" office:value="3.48148148148148">
            <text:p>3.48</text:p>
          </table:table-cell>
          <table:table-cell table:formula="of:=SUM([.S2:.S28])/27" office:value-type="float" office:value="3.34074074074074">
            <text:p>3.34</text:p>
          </table:table-cell>
          <table:covered-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1.1799in" fo:margin-bottom="0.7874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16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